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15f90f"/>
    </style:style>
    <style:style style:name="P2" style:family="paragraph" style:parent-style-name="Preformatted_20_Text">
      <style:text-properties officeooo:rsid="00163867" officeooo:paragraph-rsid="00163867"/>
    </style:style>
    <style:style style:name="P3" style:family="paragraph" style:parent-style-name="Preformatted_20_Text">
      <style:text-properties officeooo:paragraph-rsid="00163867"/>
    </style:style>
    <style:style style:name="T1" style:family="text">
      <style:text-properties officeooo:rsid="0015f90f"/>
    </style:style>
    <style:style style:name="T2" style:family="text">
      <style:text-properties officeooo:rsid="001638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Embedding Python in SD</text:p>
      <text:p text:style-name="Preformatted_20_Text"/>
      <text:p text:style-name="Preformatted_20_Text">Steps to build SD with embedded python using the SDEXT function.</text:p>
      <text:p text:style-name="Preformatted_20_Text"/>
      <text:p text:style-name="P3"><text:span text:style-name="T2"><text:s/>(found in </text:span>examples/python/embedded_python<text:span text:style-name="T2">)</text:span></text:p>
      <text:p text:style-name="P2"/>
      <text:p text:style-name="Preformatted_20_Text"/>
      <text:p text:style-name="Preformatted_20_Text">If necessary edit:</text:p>
      <text:p text:style-name="Preformatted_20_Text"/>
      <text:p text:style-name="Preformatted_20_Text"><text:s text:c="2"/>py_Makefile line for correct location of python header files.</text:p>
      <text:p text:style-name="Preformatted_20_Text"/>
      <text:p text:style-name="Preformatted_20_Text"><text:s text:c="4"/>PYHDRS <text:s text:c="2"/>:= /usr/include/python3.12</text:p>
      <text:p text:style-name="Preformatted_20_Text"/>
      <text:p text:style-name="Preformatted_20_Text"><text:s text:c="2"/>sdext_py.c line for correct location of python header files.</text:p>
      <text:p text:style-name="Preformatted_20_Text"/>
      <text:p text:style-name="Preformatted_20_Text"><text:s text:c="4"/>#include &lt;python3.12/Python.h&gt; <text:s/></text:p>
      <text:p text:style-name="Preformatted_20_Text"><text:s text:c="6"/></text:p>
      <text:p text:style-name="Preformatted_20_Text">From the top level directory containing the SD install (~/sdb64)</text:p>
      <text:p text:style-name="Preformatted_20_Text"><text:s text:c="2"/>execute the py_debian-installsd.sh script. <text:s/>eg) <text:s/></text:p>
      <text:p text:style-name="Preformatted_20_Text"><text:s text:c="2"/></text:p>
      <text:p text:style-name="Preformatted_20_Text">~/sdb64$ <text:s text:c="2"/>sd64/examples/python/embedded_python/py_debian-installsd.sh</text:p>
      <text:p text:style-name="Preformatted_20_Text"/>
      <text:p text:style-name="Preformatted_20_Text">Note: py_debian-installsd.sh modifies gpl.src with the following line.</text:p>
      <text:p text:style-name="Preformatted_20_Text"/>
      <text:p text:style-name="Preformatted_20_Text">echo "sdext_py" &gt;&gt; gpl.src</text:p>
      <text:p text:style-name="Preformatted_20_Text"/>
      <text:p text:style-name="Preformatted_20_Text">If you need to rerun either install script, you must delete the line containing</text:p>
      <text:p text:style-name="Preformatted_20_Text"><text:s/>"sdext_py" from gpl.src.</text:p>
      <text:p text:style-name="Preformatted_20_Text"/>
      <text:p text:style-name="Preformatted_20_Text">The following subroutine programs are copied to GPL.BP and provide the BASIC interface to the python interpreter.</text:p>
      <text:p text:style-name="Preformatted_20_Text"/>
      <text:p text:style-name="P1"><text:s text:c="5"/>PY_INITIALIZE <text:s/>calls api function Py_Initialize() - start the python</text:p>
      <text:p text:style-name="P1"><text:s text:c="57"/>interpreter</text:p>
      <text:p text:style-name="P1"><text:s text:c="5"/>PY_RUNSTRING <text:s text:c="2"/>calls api function PyRun_String() - run a python script from</text:p>
      <text:p text:style-name="P1"><text:s text:c="56"/>string</text:p>
      <text:p text:style-name="Preformatted_20_Text"><text:s text:c="5"/>PY_RUNFILE <text:s text:c="4"/>calls api function PyRun_File() - run a python script from file</text:p>
      <text:p text:style-name="P1"><text:s text:c="5"/>PY_GETATTR <text:s text:c="4"/>calls api function PyMapping_GetItemString() - access the value</text:p>
      <text:p text:style-name="P1"><text:s text:c="67"/>of a python</text:p>
      <text:p text:style-name="P1"><text:s text:c="67"/>object.</text:p>
      <text:p text:style-name="Preformatted_20_Text"><text:span text:style-name="T1">R</text:span>emember strings are UTF-8 in python and must be converted to bytes (decode in encode out). <text:span text:style-name="T1">G</text:span>ood reference here: https://nedbatchelder.com/text/unipain.html </text:p>
      <text:p text:style-name="Preformatted_20_Text"><text:s/></text:p>
      <text:p text:style-name="Preformatted_20_Text"/>
      <text:p text:style-name="Preformatted_20_Text">There are two sample programs copied to BP, PY_TEST and PY_GUI_TEST</text:p>
      <text:p text:style-name="Preformatted_20_Text"/>
      <text:p text:style-name="Preformatted_20_Text">PY_TEST executes a simple python script:</text:p>
      <text:p text:style-name="Preformatted_20_Text"/>
      <text:p text:style-name="Preformatted_20_Text"><text:s text:c="4"/>FMRK <text:s text:c="2"/>= chr(254)</text:p>
      <text:p text:style-name="Preformatted_20_Text"><text:s text:c="4"/>VMRKM <text:s/>= chr(253)</text:p>
      <text:p text:style-name="Preformatted_20_Text"><text:s text:c="4"/>SVMRK <text:s/>= chr(252)</text:p>
      <text:p text:style-name="Preformatted_20_Text"><text:s text:c="4"/>result = ""</text:p>
      <text:p text:style-name="Preformatted_20_Text"><text:s text:c="4"/>countdown = {"3" : "Three", "2" : "Two", "1" : "One", "0" : "Ignition!"}</text:p>
      <text:p text:style-name="Preformatted_20_Text"><text:s text:c="4"/>for count in countdown:</text:p>
      <text:p text:style-name="Preformatted_20_Text"><text:s text:c="6"/>result += count + " " + countdown[count] + FMRK </text:p>
      <text:p text:style-name="Preformatted_20_Text"><text:s text:c="4"/>result = bytes(result, 'latin')</text:p>
      <text:p text:style-name="Preformatted_20_Text"/>
      <text:p text:style-name="Preformatted_20_Text">Running PY_TEST should result in the following out:</text:p>
      <text:p text:style-name="Preformatted_20_Text"/>
      <text:p text:style-name="Preformatted_20_Text"><text:soft-page-break/><text:s text:c="4"/>:RUN BP PY_TEST</text:p>
      <text:p text:style-name="Preformatted_20_Text"><text:s text:c="4"/>embedded python test, hit &lt;enter&gt; to start?</text:p>
      <text:p text:style-name="Preformatted_20_Text"><text:s text:c="4"/>==================================================</text:p>
      <text:p text:style-name="Preformatted_20_Text"><text:s text:c="4"/>attempt init</text:p>
      <text:p text:style-name="Preformatted_20_Text"><text:s text:c="4"/>status = 0</text:p>
      <text:p text:style-name="Preformatted_20_Text"><text:s text:c="4"/>==================================================</text:p>
      <text:p text:style-name="Preformatted_20_Text"><text:s text:c="4"/>script text:</text:p>
      <text:p text:style-name="Preformatted_20_Text"><text:s text:c="4"/>FMRK <text:s text:c="2"/>= chr(254)</text:p>
      <text:p text:style-name="Preformatted_20_Text"><text:s text:c="4"/>VMRKM <text:s/>= chr(253)</text:p>
      <text:p text:style-name="Preformatted_20_Text"><text:s text:c="4"/>SVMRK <text:s/>= chr(252)</text:p>
      <text:p text:style-name="Preformatted_20_Text"><text:s text:c="4"/>result = ""</text:p>
      <text:p text:style-name="Preformatted_20_Text"><text:s text:c="4"/>countdown = {"3" : "Three", "2" : "Two", "1" : "One", "0" : "Ignition!"}</text:p>
      <text:p text:style-name="Preformatted_20_Text"><text:s text:c="4"/>for count in countdown:</text:p>
      <text:p text:style-name="Preformatted_20_Text"><text:s text:c="6"/>result += count + " " + countdown[count] + FMRK </text:p>
      <text:p text:style-name="Preformatted_20_Text"><text:s text:c="4"/>result = bytes(result, 'latin')</text:p>
      <text:p text:style-name="Preformatted_20_Text"><text:s text:c="4"/>==================================================</text:p>
      <text:p text:style-name="Preformatted_20_Text"><text:s text:c="4"/>attempt to run script:</text:p>
      <text:p text:style-name="Preformatted_20_Text"><text:s text:c="4"/>status = 0</text:p>
      <text:p text:style-name="Preformatted_20_Text"><text:s text:c="4"/>==================================================</text:p>
      <text:p text:style-name="Preformatted_20_Text"><text:s text:c="4"/>attempt to access python object: result</text:p>
      <text:p text:style-name="Preformatted_20_Text"><text:s text:c="4"/>status = 0</text:p>
      <text:p text:style-name="Preformatted_20_Text"><text:s text:c="4"/>result:</text:p>
      <text:p text:style-name="Preformatted_20_Text"><text:s text:c="4"/>3 Three�2 Two�1 One�0 Ignition!�</text:p>
      <text:p text:style-name="Preformatted_20_Text"><text:s text:c="4"/>3 Three</text:p>
      <text:p text:style-name="Preformatted_20_Text"><text:s text:c="4"/>2 Two</text:p>
      <text:p text:style-name="Preformatted_20_Text"><text:s text:c="4"/>1 One</text:p>
      <text:p text:style-name="Preformatted_20_Text"><text:s text:c="4"/>0 Ignition!</text:p>
      <text:p text:style-name="Preformatted_20_Text"/>
      <text:p text:style-name="Preformatted_20_Text"><text:s text:c="4"/>==================================================</text:p>
      <text:p text:style-name="Preformatted_20_Text"><text:s text:c="4"/>attempt to access python object: countdown</text:p>
      <text:p text:style-name="Preformatted_20_Text"><text:s text:c="4"/>status = 0</text:p>
      <text:p text:style-name="Preformatted_20_Text"><text:s text:c="4"/>countdown:</text:p>
      <text:p text:style-name="Preformatted_20_Text"><text:s text:c="4"/>{'3': 'Three', '2': 'Two', '1': 'One', '0': 'Ignition!'}</text:p>
      <text:p text:style-name="Preformatted_20_Text"><text:s text:c="4"/>==================================================</text:p>
      <text:p text:style-name="Preformatted_20_Text"><text:s text:c="4"/>attempt to access nonexistent python object: dummy</text:p>
      <text:p text:style-name="Preformatted_20_Text"><text:s text:c="4"/>status = 12007</text:p>
      <text:p text:style-name="Preformatted_20_Text"><text:s text:c="4"/>dummy:</text:p>
      <text:p text:style-name="Preformatted_20_Text"><text:s text:c="4"/>dummy not found</text:p>
      <text:p text:style-name="Preformatted_20_Text"><text:s text:c="4"/>==================================================</text:p>
      <text:p text:style-name="Preformatted_20_Text"><text:s text:c="4"/>complete</text:p>
      <text:p text:style-name="Preformatted_20_Text"/>
      <text:p text:style-name="Preformatted_20_Text">PY_GUI_TEST</text:p>
      <text:p text:style-name="Preformatted_20_Text"/>
      <text:p text:style-name="Preformatted_20_Text">Program creates a simple gui dialog via a script file executed from with in SD.</text:p>
      <text:p text:style-name="Preformatted_20_Text">User populates fields, hits ok, program prints entered data back out.</text:p>
      <text:p text:style-name="Preformatted_20_Text"/>
      <text:p text:style-name="Preformatted_20_Text">Uses FreeSimpleGUI which must be installed prior to running the program.</text:p>
      <text:p text:style-name="Preformatted_20_Text">https://github.com/spyoungtech/FreeSimpleGUI</text:p>
      <text:p text:style-name="Preformatted_20_Text"/>
      <text:p text:style-name="Preformatted_20_Text">Script file can be found in example/python/embedded_python/sdguitest.py. </text:p>
      <text:p text:style-name="Preformatted_20_Text"/>
      <text:p text:style-name="Preformatted_20_Text">edit PY_GUI_TEST line for correct location of python script file.</text:p>
      <text:p text:style-name="Preformatted_20_Text"/>
      <text:p text:style-name="Preformatted_20_Text"><text:s text:c="4"/>script_file = "/home/xyz/python_stuff/sdguitest.py"</text:p>
      <text:p text:style-name="Preformatted_20_Text"/>
      <text:p text:style-name="Preformatted_20_Text">This program cannot be run from root unless you have played with your systems default settings. Either copy the program to your BP directory and compile, or compile and catalog global, running from your user accou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9T14:49:56.178000000</meta:creation-date>
    <dc:date>2024-08-09T15:50:14.619000000</dc:date>
    <meta:editing-duration>PT1H18S</meta:editing-duration>
    <meta:editing-cycles>3</meta:editing-cycles>
    <meta:generator>LibreOffice/24.2.5.2$Windows_X86_64 LibreOffice_project/bffef4ea93e59bebbeaf7f431bb02b1a39ee8a59</meta:generator>
    <meta:document-statistic meta:table-count="0" meta:image-count="0" meta:object-count="0" meta:page-count="2" meta:paragraph-count="87" meta:word-count="469" meta:character-count="3919" meta:non-whitespace-character-count="3014"/>
  </office:meta>
</office:document-meta>
</file>